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3_2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8, FF 3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I. Binswanger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April 20, 1883</text:p>
      <text:p text:style-name="P6">Month<text:tab/><text:tab/><text:tab/><text:tab/><text:tab/><text:tab/>April</text:p>
      <text:p text:style-name="P6">Year<text:tab/><text:tab/><text:tab/><text:tab/><text:tab/><text:tab/>1883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Quarries: Near Richmond, VA.<text:tab/><text:tab/><text:tab/><text:tab/><text:tab/>Wharf: South St., Schuylkill, Phila./</text:p>
      <text:p text:style-name="P2">Richmond Granite Company,/</text:p>
      <text:p text:style-name="P2">612 &amp; 614 CHESTNUT STREET./</text:p>
      <text:p text:style-name="P4">Philadelphia, Apl 20th 1883/</text:p>
      <text:p text:style-name="P3">Rev. S. Morais/</text:p>
      <text:p text:style-name="P3"><text:tab/>My dear Sir/</text:p>
      <text:p text:style-name="P3">I shall be pleased to see you/ at my offices at the town/ named in your Note of the/ 17th in reference to Sarah/ Harris--namely on Monday/ next at 12 o' clock./ <text:s/>Yrs vy truly/ I. Binswanger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1T15:37:09.78</meta:creation-date>
    <meta:document-statistic meta:table-count="0" meta:image-count="0" meta:object-count="0" meta:page-count="2" meta:paragraph-count="67" meta:word-count="229" meta:character-count="1630"/>
    <dc:date>2012-01-11T15:40:18.21</dc:date>
    <dc:creator>Penn Libraries</dc:creator>
    <meta:editing-duration>PT00H03M08S</meta:editing-duration>
    <meta:editing-cycles>1</meta:editing-cycles>
    <meta:generator>OpenOffice.org/3.2$Win32 OpenOffice.org_project/320m12$Build-9483</meta:generator>
  </office:meta>
</office:document-meta>
</file>